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8000000E1BDAD878EA7775B02.png" manifest:media-type="image/png"/>
  <manifest:file-entry manifest:full-path="Pictures/100010580000879200001508D21A14F0A9096EB5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 text:c="3"/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ontrole de velocidade por controle de vo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tivação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senvolvimento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A8000000E1BDAD878EA7775B0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03:56:10.412000000</meta:creation-date>
    <meta:editing-duration>PT1H27M59S</meta:editing-duration>
    <meta:editing-cycles>2</meta:editing-cycles>
    <meta:generator>LibreOffice/6.1.4.2$Windows_X86_64 LibreOffice_project/9d0f32d1f0b509096fd65e0d4bec26ddd1938fd3</meta:generator>
    <dc:title>Bright Blue</dc:title>
    <dc:date>2019-06-26T01:05:25.728000000</dc:date>
    <meta:document-statistic meta:object-count="46"/>
  </office:meta>
</office:document-meta>
</file>